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D0000034F5B06F83399195F26.png" manifest:media-type="image/png"/>
  <manifest:file-entry manifest:full-path="Pictures/100000010000044E0000034A903A6657ED8AA6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1.032cm" svg:y="-2cm" svg:width="17cm" svg:height="12.989cm" draw:z-index="0"><draw:image xlink:href="Pictures/100000010000044E0000034A903A6657ED8AA6F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2" text:anchor-type="char" svg:width="17cm" svg:height="8.839cm" draw:z-index="1"><draw:image xlink:href="Pictures/100000010000065D0000034F5B06F83399195F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55:39.739897479</meta:creation-date>
    <dc:date>2023-10-23T21:57:23.626619773</dc:date>
    <meta:editing-duration>PT1M44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